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2" style:family="paragraph" style:parent-style-name="Standard">
      <style:paragraph-properties fo:text-align="start"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3" style:family="paragraph" style:parent-style-name="Standard">
      <style:paragraph-properties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ion einer proprietären Bibliothek zur Auslagerung von Android Gesten Erkennungsfunktionalität nach dem Vorbild der prototypischen Implementierung aus Kapitel 2.</text:p>
      <text:p text:style-name="P1">In diesem Kapitel steht die Konzeption einer Bibliothek zur Auslagerung der Gestenerkennung und der damit verbundenen Funktionalität im Vordergrund. Dabei wird zunächst auf die allgemeine Erkennung und Funktionsweise von Gesten unter dem Android Betriebssystem eingegangen. </text:p>
      <text:p text:style-name="P1"/>
      <text:p text:style-name="P1"/>
      <text:p text:style-name="P2"><text:s/>Hier ist der Weg der Registrierung der Berührung auf dem Touchsensor, bis hin zur ersten Interpretation der Signale durch die API <text:s/>zu erläutern. Im Anschluss wird an Hand einer prototypischen Implementierung auf die Besonderheiten der Gestenerkennung und Interpretation eingegangen. Die Evaluation des Prototyps unter Berücksichtigung des . <text:s/>Den Abschluss bildet die Konzeption einer Bibliothek die eine generische Gestenerkennung anbietet. </text:p>
      <text:p text:style-name="P2"/>
      <text:p text:style-name="P2"/>
      <text:p text:style-name="P2">3.0 Entwicklung der Gesten über die Zeit → Welche Anforderungen werden an Gesten</text:p>
      <text:p text:style-name="P2"/>
      <text:p text:style-name="P2"/>
      <text:p text:style-name="P3">Die Entwicklung der Gesten hängt auch unmittelbar mit der Entwicklung der Sensortechnologie zur Erfassung von Berührungen auf einem Bildschirm. Dabei sind die ersten Berührungsbildschirme, basierend auf optischen Bildschirmsensoren beschränkt auf einfache Druck Gesten. Dabei wird der Bildschirm durch Lichtstrahlen in ein Raster untergliedert, wobei die Berührung durch eine Fingerspitze diese Lichtstrahlen unterbrechen und ein Sensor die Lichtunterbrechung wahrnimmt. Auch wenn diese Systeme deutliche Vorteile bei der Ausfallsicherheit und Robustheit haben, so können mit ihnen keine Gesten mit mehreren Berührungspunkten gleichzeitig realisiert werden.</text:p>
      <text:p text:style-name="P3"/>
      <text:p text:style-name="P3">DST Biegewelle Technologie</text:p>
      <text:p text:style-name="P3">&lt;BILD&gt;</text:p>
      <text:p text:style-name="P3">Das Funktionsprinzip basiert auf der Ausbreitung von durch Berührung ausgelöste Schwingungen in einem bestimmten Medium welches in den Bildschirm integriert ist. Diese Schwingungen werden an den Bildschirmecken durch Sensoren gemessen. Der relative Zeitunterschied in Bezug zu den Auftreffzeitpunkten der Welle auf die anderen Sensoren wird für die Berechnung der Position der Berührung auf dem Bildschirm verwendet. Diese Technologie leistet nur die einfache Erkennung einer Berührung (z.B. nur ein Finger), da bei mehrfacher Berührung die Überlagerung von Wellen (Interferenz) zu ungenauen Berechnungen der Positionen führen würde. </text:p>
      <text:p text:style-name="P3"/>
      <text:p text:style-name="P3">Infrarot Gitter Technologie</text:p>
      <text:p text:style-name="P3">&lt;Bild&gt;</text:p>
      <text:p text:style-name="P3">Die Infrarot Gitter Technologie Teilt den Touchbildschirm mittels Infrarotstrahlen in ein Raster auf. Jede Berührungsgeste unterbricht einzelne Infrarotstrahlen, welches durch entsprechende Sensoren wahrgenommen wird. Mehrfache Berührungen werden durch dieses Konzept prinzipiell unterstützt, wobei es zu technischen Problemen führen kann, mehrere dicht zusammen liegende Berührungspunkte zu unterscheiden, da hierfür die Maschen des Infrarotrasters eng genug konstruiert sein muss.</text:p>
      <text:p text:style-name="P3"/>
      <text:p text:style-name="P3">Optische Rezeptor Technologie</text:p>
      <text:p text:style-name="P3">&lt;Bild&gt;</text:p>
      <text:p text:style-name="P3">Die optische Rezeptoren Technologie zur Registrierung von Berührungen auf dem <text:soft-page-break/>Touchbildschirm realisiert die Erkennung von Gesten mittels optischen Sensoren an den Bildschirmecken. Diese messen bei Berührung des Bildschirmes die Lichtunterbrechung des an den Kanten des Bildschirmes emittierten Lichtes. Ähnlich wie bei der Infrarottechnologie gibt es auch hier technologische Schwierigkeiten, dicht zusammen liegende Berührungspunkte auseinander zu halten, besonders, da wenn lediglich nur zwei optische Sensoren verbaut wurden.</text:p>
      <text:p text:style-name="P3"/>
      <text:p text:style-name="P3"/>
      <text:p text:style-name="P3">Resistive Touchscreens...</text:p>
      <text:p text:style-name="P3"/>
      <text:p text:style-name="P3"/>
      <text:p text:style-name="P3">Oberflächen-kapazitive Touchscreens...</text:p>
      <text:p text:style-name="P3"/>
      <text:p text:style-name="P3">Projiziert Kapazitiver Touchscreen...</text:p>
      <text:p text:style-name="P3"/>
      <text:p text:style-name="P2"/>
      <text:p text:style-name="P1">Headers:</text:p>
      <text:p text:style-name="P1">3.1 <text:s/>Gestenerkennung in Android</text:p>
      <text:p text:style-name="P1">Das Andoid Betriebssystem ist darauf ausgelegt unterschiedliche Touchsensoren mit hilfe von generischen Treiberdefinitionen zu unterstützen. Dabei werden die Signale der Touchsensoren bereits vorinterpretiert. Mittels der Android API lassen sich diese Vorinterpretierten Signale für einen Applikationskontext abgreifen. Die Kommunikation zwischen Treiberprozess, der die Signale entgegen nimmt und der Android API, welche die Treibersignale interpretiert ist dabei event getrieben????</text:p>
      <text:p text:style-name="P1"/>
      <text:p text:style-name="P1">→ Forschung: Wie werden von einem Touchsensor die Signale durch das Android OS für die API bereit gestell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7:39:16.73</meta:creation-date>
    <meta:generator>OpenOffice/4.0.1$Win32 OpenOffice.org_project/401m5$Build-9714</meta:generator>
    <dc:date>2014-12-02T07:57:22.55</dc:date>
    <meta:editing-duration>PT15H31M36S</meta:editing-duration>
    <meta:editing-cycles>5</meta:editing-cycles>
    <meta:document-statistic meta:table-count="0" meta:image-count="0" meta:object-count="0" meta:page-count="2" meta:paragraph-count="21" meta:word-count="515" meta:character-count="4095"/>
  </office:meta>
</office:document-meta>
</file>